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fo:font-size="12pt" officeooo:rsid="0015cf60" officeooo:paragraph-rsid="0015cf60" style:font-size-asian="10.5pt" style:font-size-complex="12pt"/>
    </style:style>
    <style:style style:name="P2" style:family="paragraph" style:parent-style-name="Preformatted_20_Text">
      <style:text-properties fo:font-size="12pt" officeooo:rsid="0018e580" officeooo:paragraph-rsid="0018e580" style:font-size-asian="10.5pt" style:font-size-complex="12pt"/>
    </style:style>
    <style:style style:name="P3" style:family="paragraph" style:parent-style-name="Preformatted_20_Text">
      <style:text-properties fo:font-size="12pt" officeooo:rsid="0018e60d" officeooo:paragraph-rsid="0018e60d" style:font-size-asian="10.5pt" style:font-size-complex="12pt"/>
    </style:style>
    <style:style style:name="P4" style:family="paragraph" style:parent-style-name="Preformatted_20_Text">
      <style:text-properties fo:font-size="12pt" style:text-underline-style="solid" style:text-underline-width="auto" style:text-underline-color="font-color" officeooo:rsid="0015cf60" officeooo:paragraph-rsid="0015cf60" style:font-size-asian="10.5pt" style:font-size-complex="12pt"/>
    </style:style>
    <style:style style:name="P5" style:family="paragraph" style:parent-style-name="Preformatted_20_Text">
      <style:text-properties fo:font-size="12pt" style:text-underline-style="solid" style:text-underline-width="auto" style:text-underline-color="font-color" officeooo:rsid="001ce684" officeooo:paragraph-rsid="001ce684" style:font-size-asian="10.5pt" style:font-size-complex="12pt"/>
    </style:style>
    <style:style style:name="P6" style:family="paragraph" style:parent-style-name="Preformatted_20_Text">
      <style:text-properties fo:font-size="12pt" fo:font-weight="bold" officeooo:rsid="001f7767" officeooo:paragraph-rsid="001f7767" style:font-size-asian="10.5pt" style:font-weight-asian="bold" style:font-size-complex="12pt" style:font-weight-complex="bold"/>
    </style:style>
    <style:style style:name="P7" style:family="paragraph" style:parent-style-name="Preformatted_20_Text">
      <style:text-properties fo:font-size="12pt" fo:font-weight="bold" officeooo:rsid="00200e48" officeooo:paragraph-rsid="00200e48" style:font-size-asian="10.5pt" style:font-weight-asian="bold" style:font-size-complex="12pt" style:font-weight-complex="bold"/>
    </style:style>
    <style:style style:name="P8" style:family="paragraph" style:parent-style-name="Preformatted_20_Text">
      <style:paragraph-properties fo:text-align="start" style:justify-single-word="false"/>
      <style:text-properties fo:font-size="12pt" fo:font-weight="bold" officeooo:rsid="00200e48" officeooo:paragraph-rsid="00200e48" style:font-size-asian="10.5pt" style:font-weight-asian="bold" style:font-size-complex="12pt" style:font-weight-complex="bold"/>
    </style:style>
    <style:style style:name="P9" style:family="paragraph" style:parent-style-name="Preformatted_20_Text">
      <style:text-properties fo:font-size="12pt" fo:font-weight="normal" officeooo:rsid="001f7767" officeooo:paragraph-rsid="001f7767" style:font-size-asian="10.5pt" style:font-weight-asian="normal" style:font-size-complex="12pt" style:font-weight-complex="normal"/>
    </style:style>
    <style:style style:name="P10" style:family="paragraph" style:parent-style-name="Preformatted_20_Text">
      <style:paragraph-properties fo:text-align="start" style:justify-single-word="false"/>
      <style:text-properties fo:font-size="12pt" fo:font-weight="normal" officeooo:rsid="00200e48" officeooo:paragraph-rsid="00200e48" style:font-size-asian="10.5pt" style:font-weight-asian="normal" style:font-size-complex="12pt" style:font-weight-complex="normal"/>
    </style:style>
    <style:style style:name="T1" style:family="text">
      <style:text-properties officeooo:rsid="0017831a"/>
    </style:style>
    <style:style style:name="T2" style:family="text">
      <style:text-properties officeooo:rsid="001a88dc"/>
    </style:style>
    <style:style style:name="T3" style:family="text">
      <style:text-properties officeooo:rsid="001baea0"/>
    </style:style>
    <style:style style:name="T4" style:family="text">
      <style:text-properties officeooo:rsid="001e231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(1) <text:span text:style-name="T4">2er</text:span>US 13: Ende vom Spiel <text:span text:style-name="T1">(Host)</text:span></text:p>
      <text:p text:style-name="P5">(3) <text:span text:style-name="T4">2er</text:span>US34: Punkte zählen</text:p>
      <text:p text:style-name="P1">Process: appsolutegamesgmbh.schnaps2gether, PID: 10168</text:p>
      <text:p text:style-name="P1"><text:s text:c="4"/>java.lang.NullPointerException: Attempt to invoke virtual method 'int appsolutegamesgmbh.schnaps2gether.DataStructure.Karte.getImageResourceId()' on a null object reference</text:p>
      <text:p text:style-name="P1"><text:s text:c="12"/>at appsolutegamesgmbh.schnaps2gether.GUI.Spielfeld2Host.spielEnde(Spielfeld2Host.java:758)</text:p>
      <text:p text:style-name="P1"><text:s text:c="12"/>at appsolutegamesgmbh.schnaps2gether.GUI.Spielfeld2Host.access$5000(Spielfeld2Host.java:43)</text:p>
      <text:p text:style-name="P1"><text:s text:c="12"/>at appsolutegamesgmbh.schnaps2gether.GUI.Spielfeld2Host$Zugende.run(Spielfeld2Host.java:1224)</text:p>
      <text:p text:style-name="P1"><text:s text:c="12"/>at android.os.Handler.handleCallback(Handler.java:739)</text:p>
      <text:p text:style-name="P1"><text:s text:c="12"/>at android.os.Handler.dispatchMessage(Handler.java:95)</text:p>
      <text:p text:style-name="P1"><text:s text:c="12"/>at android.os.Looper.loop(Looper.java:145)</text:p>
      <text:p text:style-name="P1"><text:s text:c="12"/>at android.app.ActivityThread.main(ActivityThread.java:5944)</text:p>
      <text:p text:style-name="P1"><text:s text:c="12"/>at java.lang.reflect.Method.invoke(Native Method)</text:p>
      <text:p text:style-name="P1"><text:s text:c="12"/>at java.lang.reflect.Method.invoke(Method.java:372)</text:p>
      <text:p text:style-name="P1"><text:s text:c="12"/>at com.android.internal.os.ZygoteInit$MethodAndArgsCaller.run(ZygoteInit.java:1389)</text:p>
      <text:p text:style-name="P1"><text:s text:c="12"/>at com.android.internal.os.ZygoteInit.main(ZygoteInit.java:1184)</text:p>
      <text:p text:style-name="P1"/>
      <text:p text:style-name="P2">(2) <text:span text:style-name="T4">2er</text:span>US112: Nach ansagen von 20er mit geschummelter Kate (Host)</text:p>
      <text:p text:style-name="P2"><text:s/>Process: appsolutegamesgmbh.schnaps2gether, PID: 32116</text:p>
      <text:p text:style-name="P2"><text:s text:c="4"/>java.lang.NullPointerException: Attempt to invoke virtual method 'int appsolutegamesgmbh.schnaps2gether.DataStructure.Karte.getImageResourceId()' on a null object reference</text:p>
      <text:p text:style-name="P2"><text:s text:c="12"/>at appsolutegamesgmbh.schnaps2gether.GUI.Spielfeld2Host.spielEnde(Spielfeld2Host.java:758)</text:p>
      <text:p text:style-name="P2"><text:s text:c="12"/>at appsolutegamesgmbh.schnaps2gether.GUI.Spielfeld2Host.onMenuItemClick(Spielfeld2Host.java:957)</text:p>
      <text:p text:style-name="P2"><text:s text:c="12"/>at android.widget.PopupMenu.onMenuItemSelected(PopupMenu.java:201)</text:p>
      <text:p text:style-name="P2"><text:s text:c="12"/>at com.android.internal.view.menu.MenuBuilder.dispatchMenuItemSelected(MenuBuilder.java:761)</text:p>
      <text:p text:style-name="P2"><text:s text:c="12"/>at com.android.internal.view.menu.MenuItemImpl.invoke(MenuItemImpl.java:155)</text:p>
      <text:p text:style-name="P2"><text:s text:c="12"/>at com.android.internal.view.menu.MenuBuilder.performItemAction(MenuBuilder.java:904)</text:p>
      <text:p text:style-name="P2"><text:soft-page-break/><text:s text:c="12"/>at com.android.internal.view.menu.MenuBuilder.performItemAction(MenuBuilder.java:894)</text:p>
      <text:p text:style-name="P2"><text:s text:c="12"/>at com.android.internal.view.menu.MenuPopupHelper.onItemClick(MenuPopupHelper.java:216)</text:p>
      <text:p text:style-name="P2"><text:s text:c="12"/>at android.widget.AdapterView.performItemClick(AdapterView.java:334)</text:p>
      <text:p text:style-name="P2"><text:s text:c="12"/>at android.widget.AbsListView.performItemClick(AbsListView.java:1531)</text:p>
      <text:p text:style-name="P2"><text:s text:c="12"/>at android.widget.AbsListView$PerformClick.run(AbsListView.java:3667)</text:p>
      <text:p text:style-name="P2"><text:s text:c="12"/>at android.widget.AbsListView$3.run(AbsListView.java:5590)</text:p>
      <text:p text:style-name="P2"><text:s text:c="12"/>at android.os.Handler.handleCallback(Handler.java:739)</text:p>
      <text:p text:style-name="P2"><text:s text:c="12"/>at android.os.Handler.dispatchMessage(Handler.java:95)</text:p>
      <text:p text:style-name="P2"><text:s text:c="12"/>at android.os.Looper.loop(Looper.java:145)</text:p>
      <text:p text:style-name="P2"><text:s text:c="12"/>at android.app.ActivityThread.main(ActivityThread.java:5944)</text:p>
      <text:p text:style-name="P2"><text:s text:c="12"/>at java.lang.reflect.Method.invoke(Native Method)</text:p>
      <text:p text:style-name="P2"><text:s text:c="12"/>at java.lang.reflect.Method.invoke(Method.java:372)</text:p>
      <text:p text:style-name="P2"><text:s text:c="12"/>at com.android.internal.os.ZygoteInit$MethodAndArgsCaller.run(ZygoteInit.java:1389)</text:p>
      <text:p text:style-name="P2"><text:s text:c="12"/>at com.android.internal.os.ZygoteInit.main(ZygoteInit.java:1184)</text:p>
      <text:p text:style-name="P2"/>
      <text:p text:style-name="P2"/>
      <text:p text:style-name="P2"/>
      <text:p text:style-name="P3">(2) <text:span text:style-name="T4">2er</text:span>US113 40er ansagen <text:span text:style-name="T2">(König durch schummeln erhalten)</text:span> (Pik)</text:p>
      <text:p text:style-name="P3"><text:tab/><text:span text:style-name="T3">Fehler kommt auch, wenn 40er nicht durch schummeln erreicht wurde</text:span></text:p>
      <text:p text:style-name="P3"><text:s/>Process: appsolutegamesgmbh.schnaps2gether, PID: 13619</text:p>
      <text:p text:style-name="P3"><text:s text:c="4"/>java.lang.IllegalStateException: Could not execute method of the activity</text:p>
      <text:p text:style-name="P3"><text:s text:c="12"/>at android.view.View$1.onClick(View.java:4253)</text:p>
      <text:p text:style-name="P3"><text:s text:c="12"/>at android.view.View.performClick(View.java:5197)</text:p>
      <text:p text:style-name="P3"><text:s text:c="12"/>at android.view.View$PerformClick.run(View.java:20926)</text:p>
      <text:p text:style-name="P3"><text:s text:c="12"/>at android.os.Handler.handleCallback(Handler.java:739)</text:p>
      <text:p text:style-name="P3"><text:s text:c="12"/>at android.os.Handler.dispatchMessage(Handler.java:95)</text:p>
      <text:p text:style-name="P3"><text:s text:c="12"/>at android.os.Looper.loop(Looper.java:145)</text:p>
      <text:p text:style-name="P3"><text:s text:c="12"/>at android.app.ActivityThread.main(ActivityThread.java:5944)</text:p>
      <text:p text:style-name="P3"><text:s text:c="12"/>at java.lang.reflect.Method.invoke(Native Method)</text:p>
      <text:p text:style-name="P3"><text:s text:c="12"/>at java.lang.reflect.Method.invoke(Method.java:372)</text:p>
      <text:p text:style-name="P3"><text:s text:c="12"/>at com.android.internal.os.ZygoteInit$MethodAndArgsCaller.run(ZygoteInit.java:1389)</text:p>
      <text:p text:style-name="P3"><text:s text:c="12"/>at com.android.internal.os.ZygoteInit.main(ZygoteInit.java:1184)</text:p>
      <text:p text:style-name="P3"><text:s text:c="5"/>Caused by: java.lang.reflect.InvocationTargetException</text:p>
      <text:p text:style-name="P3"><text:s text:c="12"/>at java.lang.reflect.Method.invoke(Native Method)</text:p>
      <text:p text:style-name="P3"><text:s text:c="12"/>at java.lang.reflect.Method.invoke(Method.java:372)</text:p>
      <text:p text:style-name="P3"><text:soft-page-break/><text:s text:c="12"/>at android.view.View$1.onClick(View.java:4248)</text:p>
      <text:p text:style-name="P3">            at android.view.View.performClick(View.java:5197)</text:p>
      <text:p text:style-name="P3">            at android.view.View$PerformClick.run(View.java:20926)</text:p>
      <text:p text:style-name="P3">            at android.os.Handler.handleCallback(Handler.java:739)</text:p>
      <text:p text:style-name="P3">            at android.os.Handler.dispatchMessage(Handler.java:95)</text:p>
      <text:p text:style-name="P3">            at android.os.Looper.loop(Looper.java:145)</text:p>
      <text:p text:style-name="P3">            at android.app.ActivityThread.main(ActivityThread.java:5944)</text:p>
      <text:p text:style-name="P3">            at java.lang.reflect.Method.invoke(Native Method)</text:p>
      <text:p text:style-name="P3">            at java.lang.reflect.Method.invoke(Method.java:372)</text:p>
      <text:p text:style-name="P3">            at com.android.internal.os.ZygoteInit$MethodAndArgsCaller.run(ZygoteInit.java:1389)</text:p>
      <text:p text:style-name="P3">            at com.android.internal.os.ZygoteInit.main(ZygoteInit.java:1184)</text:p>
      <text:p text:style-name="P3"><text:s text:c="5"/>Caused by: java.lang.NullPointerException: Attempt to invoke virtual method 'int appsolutegamesgmbh.schnaps2gether.DataStructure.Karte.getImageResourceId()' on a null object reference</text:p>
      <text:p text:style-name="P3"><text:s text:c="12"/>at appsolutegamesgmbh.schnaps2gether.GUI.Spielfeld2Host.spielEnde(Spielfeld2Host.java:758)</text:p>
      <text:p text:style-name="P3"><text:s text:c="12"/>at appsolutegamesgmbh.schnaps2gether.GUI.Spielfeld2Host.ansagen40er(Spielfeld2Host.java:871)</text:p>
      <text:p text:style-name="P3">            at java.lang.reflect.Method.invoke(Native Method)</text:p>
      <text:p text:style-name="P3">            at java.lang.reflect.Method.invoke(Method.java:372)</text:p>
      <text:p text:style-name="P3">            at android.view.View$1.onClick(View.java:4248)</text:p>
      <text:p text:style-name="P3">            at android.view.View.performClick(View.java:5197)</text:p>
      <text:p text:style-name="P3">            at android.view.View$PerformClick.run(View.java:20926)</text:p>
      <text:p text:style-name="P3">            at android.os.Handler.handleCallback(Handler.java:739)</text:p>
      <text:p text:style-name="P3">            at android.os.Handler.dispatchMessage(Handler.java:95)</text:p>
      <text:p text:style-name="P3">            at android.os.Looper.loop(Looper.java:145)</text:p>
      <text:p text:style-name="P3">            at android.app.ActivityThread.main(ActivityThread.java:5944)</text:p>
      <text:p text:style-name="P3">            at java.lang.reflect.Method.invoke(Native Method)</text:p>
      <text:p text:style-name="P3">            at java.lang.reflect.Method.invoke(Method.java:372)</text:p>
      <text:p text:style-name="P3">            at com.android.internal.os.ZygoteInit$MethodAndArgsCaller.run(ZygoteInit.java:1389)</text:p>
      <text:p text:style-name="P3">            at com.android.internal.os.ZygoteInit.main(ZygoteInit.java:1184)</text:p>
      <text:p text:style-name="P1"/>
      <text:p text:style-name="P1"/>
      <text:p text:style-name="P1"/>
      <text:p text:style-name="P1"/>
      <text:p text:style-name="P6"><text:soft-page-break/>Spiel3 – RufSpiel Schnapser – Client der nur zugegeben hat excepton</text:p>
      <text:p text:style-name="P9">06-21 01:26:54.481 <text:s/>24913-24913/appsolutegamesgmbh.schnaps2gether E/AndroidRuntime﹕ FATAL EXCEPTION: main</text:p>
      <text:p text:style-name="P9"><text:s text:c="4"/>Process: appsolutegamesgmbh.schnaps2gether, PID: 24913</text:p>
      <text:p text:style-name="P9"><text:s text:c="4"/>java.lang.ArrayIndexOutOfBoundsException: length=3; index=3</text:p>
      <text:p text:style-name="P9"><text:s text:c="12"/>at appsolutegamesgmbh.schnaps2gether.GUI.Spielfeld3Client$5.run(Spielfeld3Client.java:743)</text:p>
      <text:p text:style-name="P9"><text:s text:c="12"/>at android.os.Handler.handleCallback(Handler.java:739)</text:p>
      <text:p text:style-name="P9"><text:s text:c="12"/>at android.os.Handler.dispatchMessage(Handler.java:95)</text:p>
      <text:p text:style-name="P9"><text:s text:c="12"/>at android.os.Looper.loop(Looper.java:145)</text:p>
      <text:p text:style-name="P9"><text:s text:c="12"/>at android.app.ActivityThread.main(ActivityThread.java:5944)</text:p>
      <text:p text:style-name="P9"><text:s text:c="12"/>at java.lang.reflect.Method.invoke(Native Method)</text:p>
      <text:p text:style-name="P9"><text:s text:c="12"/>at java.lang.reflect.Method.invoke(Method.java:372)</text:p>
      <text:p text:style-name="P9"><text:s text:c="12"/>at com.android.internal.os.ZygoteInit$MethodAndArgsCaller.run(ZygoteInit.java:1389)</text:p>
      <text:p text:style-name="P9"><text:s text:c="12"/>at com.android.internal.os.ZygoteInit.main(ZygoteInit.java:1184)</text:p>
      <text:p text:style-name="P9"/>
      <text:p text:style-name="P9"/>
      <text:p text:style-name="P7">Spiel4 – in der Lobby nachdem alle Spieler beigetreten sind (Host)</text:p>
      <text:p text:style-name="P10">6-21 01:41:01.107 <text:s/>19443-19443/appsolutegamesgmbh.schnaps2gether E/AndroidRuntime﹕ FATAL EXCEPTION: main</text:p>
      <text:p text:style-name="P10"><text:s text:c="4"/>Process: appsolutegamesgmbh.schnaps2gether, PID: 19443</text:p>
      <text:p text:style-name="P10"><text:s text:c="4"/>java.lang.RuntimeException: Unable to start activity ComponentInfo{appsolutegamesgmbh.schnaps2gether/appsolutegamesgmbh.schnaps2gether.GUI.Spielfeld4Host}: java.lang.NullPointerException: Attempt to invoke virtual method 'appsolutegamesgmbh.schnaps2gether.DataStructure.Bummerl4 appsolutegamesgmbh.schnaps2gether.DataStructure.Spielfeld4Logik.getBummerl()' on a null object reference</text:p>
      <text:p text:style-name="P10"><text:s text:c="12"/>at android.app.ActivityThread.performLaunchActivity(ActivityThread.java:2693)</text:p>
      <text:p text:style-name="P10"><text:s text:c="12"/>at android.app.ActivityThread.handleLaunchActivity(ActivityThread.java:2760)</text:p>
      <text:p text:style-name="P10"><text:s text:c="12"/>at android.app.ActivityThread.access$900(ActivityThread.java:177)</text:p>
      <text:p text:style-name="P10"><text:s text:c="12"/>at android.app.ActivityThread$H.handleMessage(ActivityThread.java:1448)</text:p>
      <text:p text:style-name="P10"><text:s text:c="12"/>at android.os.Handler.dispatchMessage(Handler.java:102)</text:p>
      <text:p text:style-name="P10"><text:s text:c="12"/>at android.os.Looper.loop(Looper.java:145)</text:p>
      <text:p text:style-name="P10"><text:s text:c="12"/>at android.app.ActivityThread.main(ActivityThread.java:5944)</text:p>
      <text:p text:style-name="P10"><text:s text:c="12"/>at java.lang.reflect.Method.invoke(Native Method)</text:p>
      <text:p text:style-name="P10"><text:soft-page-break/><text:s text:c="12"/>at java.lang.reflect.Method.invoke(Method.java:372)</text:p>
      <text:p text:style-name="P10"><text:s text:c="12"/>at com.android.internal.os.ZygoteInit$MethodAndArgsCaller.run(ZygoteInit.java:1389)</text:p>
      <text:p text:style-name="P10"><text:s text:c="12"/>at com.android.internal.os.ZygoteInit.main(ZygoteInit.java:1184)</text:p>
      <text:p text:style-name="P10"><text:s text:c="5"/>Caused by: java.lang.NullPointerException: Attempt to invoke virtual method 'appsolutegamesgmbh.schnaps2gether.DataStructure.Bummerl4 appsolutegamesgmbh.schnaps2gether.DataStructure.Spielfeld4Logik.getBummerl()' on a null object reference</text:p>
      <text:p text:style-name="P10"><text:s text:c="12"/>at appsolutegamesgmbh.schnaps2gether.GUI.Spielfeld4Host.sendStartMessage(Spielfeld4Host.java:240)</text:p>
      <text:p text:style-name="P10"><text:s text:c="12"/>at appsolutegamesgmbh.schnaps2gether.DataStructure.Spielfeld4Logik.&lt;init&gt;(Spielfeld4Logik.java:80)</text:p>
      <text:p text:style-name="P10"><text:s text:c="12"/>at appsolutegamesgmbh.schnaps2gether.GUI.Spielfeld4Host.onCreate(Spielfeld4Host.java:178)</text:p>
      <text:p text:style-name="P10"><text:s text:c="12"/>at android.app.Activity.performCreate(Activity.java:6289)</text:p>
      <text:p text:style-name="P10"><text:s text:c="12"/>at android.app.Instrumentation.callActivityOnCreate(Instrumentation.java:1119)</text:p>
      <text:p text:style-name="P10"><text:s text:c="12"/>at android.app.ActivityThread.performLaunchActivity(ActivityThread.java:2646)</text:p>
      <text:p text:style-name="P10">            at android.app.ActivityThread.handleLaunchActivity(ActivityThread.java:2760)</text:p>
      <text:p text:style-name="P10">            at android.app.ActivityThread.access$900(ActivityThread.java:177)</text:p>
      <text:p text:style-name="P10">            at android.app.ActivityThread$H.handleMessage(ActivityThread.java:1448)</text:p>
      <text:p text:style-name="P10">            at android.os.Handler.dispatchMessage(Handler.java:102)</text:p>
      <text:p text:style-name="P10">            at android.os.Looper.loop(Looper.java:145)</text:p>
      <text:p text:style-name="P10">            at android.app.ActivityThread.main(ActivityThread.java:5944)</text:p>
      <text:p text:style-name="P10">            at java.lang.reflect.Method.invoke(Native Method)</text:p>
      <text:p text:style-name="P10">            at java.lang.reflect.Method.invoke(Method.java:372)</text:p>
      <text:p text:style-name="P10">            at com.android.internal.os.ZygoteInit$MethodAndArgsCaller.run(ZygoteInit.java:1389)</text:p>
      <text:p text:style-name="P10">            at com.android.internal.os.ZygoteInit.main(ZygoteInit.java:1184)</text:p>
      <text:p text:style-name="P10"/>
      <text:p text:style-name="P10"/>
      <text:p text:style-name="P8">Spiel4 Verbindung (Client)</text:p>
      <text:p text:style-name="P10">Process: appsolutegamesgmbh.schnaps2gether, PID: 26103</text:p>
      <text:p text:style-name="P10"><text:s text:c="4"/>java.lang.RuntimeException: Unable to start activity ComponentInfo{appsolutegamesgmbh.schnaps2gether/appsolutegamesgmbh.schnaps2gether.GUI.Spielfeld4Client}: java.lang.NullPointerException: Attempt to invoke virtual method 'void android.widget.TextView.setText(java.lang.CharSequence)' on a null object reference</text:p>
      <text:p text:style-name="P10"><text:s text:c="12"/>at android.app.ActivityThread.performLaunchActivity(ActivityThread.java:2693)</text:p>
      <text:p text:style-name="P10"><text:s text:c="12"/>at android.app.ActivityThread.handleLaunchActivity(ActivityThread.java:2760)</text:p>
      <text:p text:style-name="P10"><text:soft-page-break/><text:s text:c="12"/>at android.app.ActivityThread.access$900(ActivityThread.java:177)</text:p>
      <text:p text:style-name="P10"><text:s text:c="12"/>at android.app.ActivityThread$H.handleMessage(ActivityThread.java:1448)</text:p>
      <text:p text:style-name="P10"><text:s text:c="12"/>at android.os.Handler.dispatchMessage(Handler.java:102)</text:p>
      <text:p text:style-name="P10"><text:s text:c="12"/>at android.os.Looper.loop(Looper.java:145)</text:p>
      <text:p text:style-name="P10"><text:s text:c="12"/>at android.app.ActivityThread.main(ActivityThread.java:5944)</text:p>
      <text:p text:style-name="P10"><text:s text:c="12"/>at java.lang.reflect.Method.invoke(Native Method)</text:p>
      <text:p text:style-name="P10"><text:s text:c="12"/>at java.lang.reflect.Method.invoke(Method.java:372)</text:p>
      <text:p text:style-name="P10"><text:s text:c="12"/>at com.android.internal.os.ZygoteInit$MethodAndArgsCaller.run(ZygoteInit.java:1389)</text:p>
      <text:p text:style-name="P10"><text:s text:c="12"/>at com.android.internal.os.ZygoteInit.main(ZygoteInit.java:1184)</text:p>
      <text:p text:style-name="P10"><text:s text:c="5"/>Caused by: java.lang.NullPointerException: Attempt to invoke virtual method 'void android.widget.TextView.setText(java.lang.CharSequence)' on a null object reference</text:p>
      <text:p text:style-name="P10"><text:s text:c="12"/>at appsolutegamesgmbh.schnaps2gether.GUI.Spielfeld4Client.spielStart(Spielfeld4Client.java:283)</text:p>
      <text:p text:style-name="P10"><text:s text:c="12"/>at appsolutegamesgmbh.schnaps2gether.GUI.Spielfeld4Client.onCreate(Spielfeld4Client.java:216)</text:p>
      <text:p text:style-name="P10"><text:s text:c="12"/>at android.app.Activity.performCreate(Activity.java:6289)</text:p>
      <text:p text:style-name="P10"><text:s text:c="12"/>at android.app.Instrumentation.callActivityOnCreate(Instrumentation.java:1119)</text:p>
      <text:p text:style-name="P10"><text:s text:c="12"/>at android.app.ActivityThread.performLaunchActivity(ActivityThread.java:2646)</text:p>
      <text:p text:style-name="P10">            at android.app.ActivityThread.handleLaunchActivity(ActivityThread.java:2760)</text:p>
      <text:p text:style-name="P10">            at android.app.ActivityThread.access$900(ActivityThread.java:177)</text:p>
      <text:p text:style-name="P10">            at android.app.ActivityThread$H.handleMessage(ActivityThread.java:1448)</text:p>
      <text:p text:style-name="P10">            at android.os.Handler.dispatchMessage(Handler.java:102)</text:p>
      <text:p text:style-name="P10">            at android.os.Looper.loop(Looper.java:145)</text:p>
      <text:p text:style-name="P10">            at android.app.ActivityThread.main(ActivityThread.java:5944)</text:p>
      <text:p text:style-name="P10">            at java.lang.reflect.Method.invoke(Native Method)</text:p>
      <text:p text:style-name="P10">            at java.lang.reflect.Method.invoke(Method.java:372)</text:p>
      <text:p text:style-name="P10">            at com.android.internal.os.ZygoteInit$MethodAndArgsCaller.run(ZygoteInit.java:1389)</text:p>
      <text:p text:style-name="P10">            at com.android.internal.os.ZygoteInit.main(ZygoteInit.java:1184)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6-21T02:02:50.627535750</dc:date>
    <meta:generator>LibreOffice/4.2.7.2$Linux_X86_64 LibreOffice_project/420m0$Build-2</meta:generator>
    <meta:editing-duration>PT3H36M26S</meta:editing-duration>
    <meta:editing-cycles>10</meta:editing-cycles>
    <meta:document-statistic meta:table-count="0" meta:image-count="0" meta:object-count="0" meta:page-count="6" meta:paragraph-count="158" meta:word-count="499" meta:character-count="12787" meta:non-whitespace-character-count="10802"/>
  </office:meta>
</office:document-meta>
</file>